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7]-[.F7]" office:value-type="float" office:value="1100" calcext:value-type="float">
            <text:p>1.10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7])" office:value-type="float" office:value="1100" calcext:value-type="float">
            <text:p>1.10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20.750910097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20.7531707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6:09:10.612262495</dc:date>
    <meta:print-date>2025-05-08T10:23:24.397000000</meta:print-date>
    <dc:language>pt-PT</dc:language>
    <meta:editing-cycles>690</meta:editing-cycles>
    <meta:editing-duration>PT21H8M9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